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system" style:font-pitch="variable"/>
    <style:font-face style:name="Cascadia Code" svg:font-family="'Cascadia Code'" style:font-pitch="fixed"/>
    <style:font-face style:name="DejaVu Sans Condensed" svg:font-family="'DejaVu Sans Condensed'" style:font-family-generic="swiss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ara_20_1">
      <style:paragraph-properties fo:margin-top="0.101cm" fo:margin-bottom="0.101cm" style:contextual-spacing="false" fo:text-align="justify" style:justify-single-word="false"/>
      <style:text-properties fo:color="#b3e5fc" loext:opacity="100%" style:font-name="DejaVu Sans Condensed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2" style:family="paragraph" style:parent-style-name="Para_20_1">
      <style:paragraph-properties fo:margin-top="0.101cm" fo:margin-bottom="0.101cm" style:contextual-spacing="false" fo:text-align="justify" style:justify-single-word="false"/>
      <style:text-properties fo:color="#ce93d8" loext:opacity="100%" style:font-name="DejaVu Sans Condensed" fo:font-size="12pt" fo:font-style="normal" style:text-underline-style="none" fo:font-weight="normal" officeooo:paragraph-rsid="001d2d1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ara_20_1">
      <style:paragraph-properties fo:margin-top="0.101cm" fo:margin-bottom="0.101cm" style:contextual-spacing="false" fo:text-align="justify" style:justify-single-word="fals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2236fd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20bb1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33406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46d4b"/>
    </style:style>
    <style:style style:name="P9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472a49"/>
    </style:style>
    <style:style style:name="P10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487ae5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officeooo:paragraph-rsid="00083636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9ef08"/>
    </style:style>
    <style:style style:name="P13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09b1d4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384b2"/>
    </style:style>
    <style:style style:name="P15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3fc4cc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3e0bf"/>
    </style:style>
    <style:style style:name="P17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34864"/>
    </style:style>
    <style:style style:name="P18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40ef8"/>
    </style:style>
    <style:style style:name="P19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46289"/>
    </style:style>
    <style:style style:name="P20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61669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officeooo:paragraph-rsid="001de611"/>
    </style:style>
    <style:style style:name="P22" style:family="paragraph" style:parent-style-name="Para_20_2">
      <style:paragraph-properties fo:margin-left="1.251cm" fo:margin-right="0cm" fo:margin-top="0.101cm" fo:margin-bottom="0.101cm" style:contextual-spacing="false" fo:text-align="center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officeooo:paragraph-rsid="0032e9a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ara_20_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officeooo:paragraph-rsid="00189a9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paragraph-rsid="00472a4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officeooo:paragraph-rsid="001a613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ara_20_2">
      <style:paragraph-properties fo:margin-left="1.251cm" fo:margin-right="0cm" fo:margin-top="0.101cm" fo:margin-bottom="0.101cm" style:contextual-spacing="false" fo:text-align="center" style:justify-single-word="false" fo:text-indent="0cm" style:auto-text-indent="false"/>
      <style:text-properties style:use-window-font-color="true" loext:opacity="0%" style:font-name="DejaVu Sans Condens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Cascadia Code" officeooo:rsid="00003c38" officeooo:paragraph-rsid="00003c38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Cascadia Code" fo:font-size="12pt" officeooo:rsid="00020bb1" officeooo:paragraph-rsid="00020bb1" style:font-size-asian="12pt" style:font-size-complex="12pt"/>
    </style:style>
    <style:style style:name="P30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fo:font-style="italic" officeooo:rsid="0020d4de" officeooo:paragraph-rsid="0020d4de" style:font-style-asian="italic" style:font-style-complex="italic"/>
    </style:style>
    <style:style style:name="P31" style:family="paragraph" style:parent-style-name="Standard">
      <style:paragraph-properties fo:margin-top="0.101cm" fo:margin-bottom="0.101cm" style:contextual-spacing="false" fo:line-height="150%" fo:text-align="justify" style:justify-single-word="false"/>
    </style:style>
    <style:style style:name="P3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/>
      <style:text-properties officeooo:paragraph-rsid="000dbdcf"/>
    </style:style>
    <style:style style:name="P3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officeooo:paragraph-rsid="001aa9e5"/>
    </style:style>
    <style:style style:name="P35" style:family="paragraph" style:parent-style-name="Standard">
      <style:paragraph-properties fo:margin-left="1.251cm" fo:margin-right="0cm" fo:margin-top="0.101cm" fo:margin-bottom="0.101cm" style:contextual-spacing="false" fo:line-height="150%" fo:text-align="justify" style:justify-single-word="false" fo:text-indent="0cm" style:auto-text-indent="false"/>
      <style:text-properties fo:color="#cccccc" loext:opacity="100%" style:font-name="Droid Sans Mono" fo:font-size="10pt" fo:font-style="normal" style:text-underline-style="none" fo:font-weight="normal" fo:background-color="#00000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1.251cm" fo:margin-right="0cm" fo:margin-top="0.101cm" fo:margin-bottom="0.101cm" style:contextual-spacing="false" fo:text-align="center" style:justify-single-word="false" fo:text-indent="0cm" style:auto-text-indent="false"/>
      <style:text-properties fo:font-size="12pt" officeooo:paragraph-rsid="00323771" style:font-size-asian="12pt" style:font-size-complex="12pt"/>
    </style:style>
    <style:style style:name="P37" style:family="paragraph" style:parent-style-name="Standard">
      <style:paragraph-properties fo:margin-left="1.251cm" fo:margin-right="0cm" fo:margin-top="0.101cm" fo:margin-bottom="0.101cm" style:contextual-spacing="false" fo:text-align="center" style:justify-single-word="false" fo:text-indent="0cm" style:auto-text-indent="false"/>
      <style:text-properties officeooo:paragraph-rsid="00323771"/>
    </style:style>
    <style:style style:name="P38" style:family="paragraph" style:parent-style-name="Para_20_2">
      <style:paragraph-properties fo:margin-left="1.251cm" fo:margin-right="0cm" fo:margin-top="0.101cm" fo:margin-bottom="0.101cm" style:contextual-spacing="false" fo:text-align="center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officeooo:paragraph-rsid="0032e9a5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ara_20_1">
      <style:paragraph-properties fo:margin-top="0.101cm" fo:margin-bottom="0.101cm" style:contextual-spacing="false" fo:text-align="justify" style:justify-single-word="false"/>
      <style:text-properties fo:color="#b3e5fc" loext:opacity="100%" style:font-name="DejaVu Sans Condensed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Para_20_1">
      <style:paragraph-properties fo:margin-top="0.101cm" fo:margin-bottom="0.101cm" style:contextual-spacing="false" fo:text-align="justify" style:justify-single-word="false"/>
    </style:style>
    <style:style style:name="P41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2236fd"/>
    </style:style>
    <style:style style:name="P42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33406"/>
    </style:style>
    <style:style style:name="P43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487ae5"/>
    </style:style>
    <style:style style:name="P44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officeooo:paragraph-rsid="00083636"/>
    </style:style>
    <style:style style:name="P4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9ef08"/>
    </style:style>
    <style:style style:name="P46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officeooo:paragraph-rsid="0009b1d4"/>
    </style:style>
    <style:style style:name="P47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officeooo:paragraph-rsid="0009b1d4"/>
    </style:style>
    <style:style style:name="P48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officeooo:paragraph-rsid="0009b1d4"/>
    </style:style>
    <style:style style:name="P49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9b1d4"/>
    </style:style>
    <style:style style:name="P50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3fc4cc"/>
    </style:style>
    <style:style style:name="P51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3fc4cc"/>
    </style:style>
    <style:style style:name="P52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officeooo:paragraph-rsid="003fc4cc"/>
    </style:style>
    <style:style style:name="P5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3e0bf"/>
    </style:style>
    <style:style style:name="P54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34864"/>
    </style:style>
    <style:style style:name="P55" style:family="paragraph" style:parent-style-name="Standard" style:list-style-name="L7">
      <style:paragraph-properties fo:margin-top="0.101cm" fo:margin-bottom="0.101cm" style:contextual-spacing="false" fo:text-align="justify" style:justify-single-word="false"/>
      <style:text-properties officeooo:paragraph-rsid="001116a3"/>
    </style:style>
    <style:style style:name="P56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46289"/>
    </style:style>
    <style:style style:name="P5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use-window-font-color="true" loext:opacity="0%" officeooo:paragraph-rsid="00046d4b"/>
    </style:style>
    <style:style style:name="P58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officeooo:paragraph-rsid="00046d4b"/>
    </style:style>
    <style:style style:name="P59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2pt" fo:font-style="normal" style:text-underline-style="none" fo:font-weight="normal" officeooo:paragraph-rsid="0009b1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2pt" fo:font-style="normal" style:text-underline-style="none" fo:font-weight="normal" officeooo:paragraph-rsid="003fc4c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2pt" fo:font-style="normal" style:text-underline-style="none" fo:font-weight="bold" officeooo:paragraph-rsid="0009b1d4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2pt" fo:font-style="normal" style:text-underline-style="none" fo:font-weight="bold" officeooo:paragraph-rsid="003fc4cc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paragraph-rsid="0009b1d4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Cascadia Code" fo:font-size="12pt" officeooo:rsid="00020bb1" officeooo:paragraph-rsid="00020bb1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use-window-font-color="true" loext:opacity="0%" style:font-name="Cascadia Code" officeooo:rsid="00003c38" officeooo:paragraph-rsid="00003c38"/>
    </style:style>
    <style:style style:name="P67" style:family="paragraph" style:parent-style-name="Standard">
      <style:paragraph-properties fo:margin-top="0.101cm" fo:margin-bottom="0.101cm" style:contextual-spacing="false" fo:line-height="150%" fo:text-align="justify" style:justify-single-word="false"/>
    </style:style>
    <style:style style:name="P6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/>
    </style:style>
    <style:style style:name="P69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officeooo:paragraph-rsid="001aa9e5"/>
    </style:style>
    <style:style style:name="P70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DejaVu Sans Condensed" fo:font-size="12pt" officeooo:paragraph-rsid="0009b1d4" style:font-size-asian="12pt" style:font-size-complex="12pt"/>
    </style:style>
    <style:style style:name="P71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DejaVu Sans Condensed" fo:font-size="12pt" officeooo:paragraph-rsid="0009b1d4" style:font-size-asian="12pt" style:font-size-complex="12pt"/>
    </style:style>
    <style:style style:name="P72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DejaVu Sans Condensed" fo:font-size="12pt" officeooo:paragraph-rsid="0009b1d4" style:font-size-asian="12pt" style:font-size-complex="12pt"/>
    </style:style>
    <style:style style:name="P73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DejaVu Sans Condensed" fo:font-size="12pt" officeooo:paragraph-rsid="0009b1d4" style:font-size-asian="12pt" style:font-size-complex="12pt"/>
    </style:style>
    <style:style style:name="T1" style:family="text">
      <style:text-properties style:use-window-font-color="true" loext:opacity="0%" style:font-name="DejaVu Sans Condensed" fo:font-size="12pt" fo:font-style="normal" style:text-underline-style="none" fo:font-weight="normal" officeooo:rsid="001384b2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loext:opacity="0%" style:font-name="DejaVu Sans Condensed" fo:font-size="12pt" fo:font-style="normal" style:text-underline-style="none" fo:font-weight="normal" officeooo:rsid="000a06fc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DejaVu Sans Condensed" fo:font-size="12pt" fo:font-style="normal" style:text-underline-style="none" fo:font-weight="normal" officeooo:rsid="0013e0bf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DejaVu Sans Condensed" fo:font-size="12pt" fo:font-style="normal" style:text-underline-style="none" fo:font-weight="normal" officeooo:rsid="000dbdcf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DejaVu Sans Condens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DejaVu Sans Condensed" fo:font-size="12pt" fo:font-style="normal" style:text-underline-style="none" fo:font-weight="bold" officeooo:rsid="001384b2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loext:opacity="0%" style:font-name="DejaVu Sans Condensed" fo:font-size="12pt" fo:font-style="normal" style:text-underline-style="none" fo:font-weight="bold" officeooo:rsid="0013e0bf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loext:opacity="0%" style:font-name="DejaVu Sans Condensed" fo:font-size="12pt" fo:font-style="normal" style:text-underline-style="none" fo:font-weight="bold" officeooo:rsid="000dbdcf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use-window-font-color="true" loext:opacity="0%" style:font-name="DejaVu Sans Condens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use-window-font-color="true" loext:opacity="0%" style:font-name="Cascadia Code" fo:font-size="13pt" fo:font-style="normal" style:text-underline-style="none" fo:font-weight="normal" officeooo:rsid="000dbdcf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use-window-font-color="true" loext:opacity="0%" style:font-name="Cascadia Code" fo:font-size="12pt" fo:font-style="normal" style:text-underline-style="none" fo:font-weight="bold" officeooo:rsid="00020bb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use-window-font-color="true" loext:opacity="0%" style:font-name="Cascadia Code" fo:font-size="12pt" fo:font-style="normal" style:text-underline-style="none" fo:font-weight="bold" officeooo:rsid="00020bb1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use-window-font-color="true" loext:opacity="0%" style:font-name="Cascadia Code" fo:font-size="12pt" fo:font-style="normal" style:text-underline-style="none" fo:font-weight="bold" officeooo:rsid="00033406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use-window-font-color="true" loext:opacity="0%" style:font-name="Cascadia Code" fo:font-size="12pt" fo:font-style="normal" style:text-underline-style="none" fo:font-weight="normal" officeooo:rsid="00020bb1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loext:opacity="0%" style:font-name="Cascadia Code" fo:font-size="12pt" fo:font-style="normal" style:text-underline-style="none" fo:font-weight="normal" officeooo:rsid="000dbdcf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loext:opacity="0%" style:font-name="Cascadia Code" fo:font-size="12pt" fo:font-style="normal" style:text-underline-style="none" fo:font-weight="normal" officeooo:rsid="00033406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loext:opacity="0%" style:font-name="Cascadia Code" fo:font-size="12pt" fo:font-style="normal" style:text-underline-style="none" fo:font-weight="normal" officeooo:rsid="00081e42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loext:opacity="0%" style:font-name="Cascadia Code" fo:font-size="12pt" fo:font-style="normal" style:text-underline-style="none" fo:font-weight="normal" officeooo:rsid="00083636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loext:opacity="0%" style:font-name="Cascadia Code" fo:font-size="12pt" fo:font-style="normal" style:text-underline-style="none" fo:font-weight="normal" officeooo:rsid="000ab010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loext:opacity="0%" style:font-name="Cascadia Code" fo:font-size="12pt" fo:font-style="normal" style:text-underline-style="solid" style:text-underline-width="auto" style:text-underline-color="font-color" fo:font-weight="normal" officeooo:rsid="00033406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loext:opacity="0%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style:use-window-font-color="true" loext:opacity="0%" fo:font-style="normal" style:text-underline-style="none" fo:font-weight="bold" officeooo:rsid="0011e923" style:font-style-asian="normal" style:font-weight-asian="bold" style:font-style-complex="normal" style:font-weight-complex="bold"/>
    </style:style>
    <style:style style:name="T23" style:family="text">
      <style:text-properties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569cd6" loext:opacity="100%" fo:font-size="12pt" fo:font-style="normal" officeooo:rsid="000dbdcf" style:font-size-asian="12pt" style:font-style-asian="normal" style:font-size-complex="12pt" style:font-style-complex="normal"/>
    </style:style>
    <style:style style:name="T25" style:family="text">
      <style:text-properties fo:font-size="12pt" fo:font-style="normal" officeooo:rsid="000dbdcf" style:font-size-asian="12pt" style:font-style-asian="normal" style:font-size-complex="12pt" style:font-style-complex="normal"/>
    </style:style>
    <style:style style:name="T26" style:family="text">
      <style:text-properties fo:font-size="12pt" fo:font-style="normal" officeooo:rsid="0013e0bf" fo:background-color="#000000" loext:char-shading-value="0" style:font-size-asian="12pt" style:font-style-asian="normal" style:font-size-complex="12pt" style:font-style-complex="normal"/>
    </style:style>
    <style:style style:name="T27" style:family="text">
      <style:text-properties fo:font-size="12pt" fo:font-weight="normal" officeooo:rsid="000dbdcf" fo:background-color="#000000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letter-spacing="normal" fo:text-shadow="none" fo:background-color="transparent" loext:char-shading-value="0" style:font-name-asian="Cambria" style:font-name-complex="Cambria" loext:padding="0cm" loext:border="none" loext:shadow="none"/>
    </style:style>
    <style:style style:name="T29" style:family="text">
      <style:text-properties fo:font-variant="normal" fo:text-transform="none" style:text-line-through-style="none" style:text-line-through-type="none" style:text-position="0% 100%" fo:letter-spacing="normal" fo:font-style="normal" fo:text-shadow="none" officeooo:rsid="001a613c" fo:background-color="transparent" loext:char-shading-value="0" style:font-name-asian="Cambria" style:font-style-asian="normal" style:font-name-complex="Cambria" style:font-style-complex="normal" loext:padding="0cm" loext:border="none" loext:shadow="none"/>
    </style:style>
    <style:style style:name="T30" style:family="text">
      <style:text-properties fo:font-variant="normal" fo:text-transform="none" style:text-line-through-style="none" style:text-line-through-type="none" style:text-position="0% 100%" style:font-name="Cascadia Code" fo:font-size="12pt" fo:letter-spacing="normal" fo:font-style="normal" fo:text-shadow="none" style:text-underline-style="none" fo:font-weight="normal" officeooo:rsid="00033406" fo:background-color="#000000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31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officeooo:rsid="0013e0bf" fo:background-color="transparent" loext:char-shading-value="0" style:font-name-asian="Cambria" style:font-size-asian="12pt" style:font-style-asian="normal" style:font-name-complex="Cambria" style:font-size-complex="12pt" style:font-style-complex="normal" loext:padding="0cm" loext:border="none" loext:shadow="none"/>
    </style:style>
    <style:style style:name="T32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officeooo:rsid="001a613c" fo:background-color="transparent" loext:char-shading-value="0" style:font-name-asian="Cambria" style:font-size-asian="12pt" style:font-style-asian="normal" style:font-name-complex="Cambria" style:font-size-complex="12pt" style:font-style-complex="normal" loext:padding="0cm" loext:border="none" loext:shadow="none"/>
    </style:style>
    <style:style style:name="T33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fo:font-weight="bold" officeooo:rsid="0013e0bf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4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fo:font-weight="bold" officeooo:rsid="001a613c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5" style:family="text">
      <style:text-properties fo:font-variant="normal" fo:text-transform="none" style:text-line-through-style="none" style:text-line-through-type="none" style:text-position="0% 100%" fo:font-size="12pt" fo:letter-spacing="normal" fo:text-shadow="none" fo:font-weight="normal" officeooo:rsid="001a613c" fo:background-color="transparent" loext:char-shading-value="0" style:font-name-asian="Cambria" style:font-size-asian="12pt" style:font-weight-asian="normal" style:font-name-complex="Cambria" style:font-size-complex="12pt" style:font-weight-complex="normal" loext:padding="0cm" loext:border="none" loext:shadow="none"/>
    </style:style>
    <style:style style:name="T36" style:family="text">
      <style:text-properties fo:font-variant="normal" fo:text-transform="none" fo:color="#b2ebf2" loext:opacity="100%" style:text-line-through-style="none" style:text-line-through-type="none" style:text-position="0% 100%" fo:letter-spacing="normal" fo:text-shadow="none" fo:background-color="transparent" loext:char-shading-value="0" style:font-name-asian="Cambria" style:font-name-complex="Cambria" loext:padding="0cm" loext:border="none" loext:shadow="none"/>
    </style:style>
    <style:style style:name="T37" style:family="text">
      <style:text-properties fo:font-variant="normal" fo:text-transform="none" fo:color="#b2ebf2" loext:opacity="100%" style:text-line-through-style="none" style:text-line-through-type="none" style:text-position="0% 100%" fo:font-size="12pt" fo:letter-spacing="normal" fo:font-style="normal" fo:text-shadow="none" officeooo:rsid="0013e0bf" fo:background-color="transparent" loext:char-shading-value="0" style:font-name-asian="Cambria" style:font-size-asian="12pt" style:font-style-asian="normal" style:font-name-complex="Cambria" style:font-size-complex="12pt" style:font-style-complex="normal" loext:padding="0cm" loext:border="none" loext:shadow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font-size="12pt" fo:letter-spacing="normal" fo:font-style="normal" fo:text-shadow="none" style:text-underline-style="none" fo:font-weight="bold" officeooo:rsid="001de611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font-size="12pt" fo:letter-spacing="normal" fo:font-style="normal" fo:text-shadow="none" style:text-underline-style="none" fo:font-weight="normal" officeooo:rsid="001de611" fo:background-color="transparent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text-shadow="none" fo:font-weight="normal" officeooo:rsid="001a613c" fo:background-color="transparent" loext:char-shading-value="0" style:font-name-asian="Cambria" style:font-size-asian="12pt" style:font-weight-asian="normal" style:font-name-complex="Cambria" style:font-size-complex="12pt" style:font-weight-complex="normal" loext:padding="0cm" loext:border="none" loext:shadow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fo:text-shadow="none" fo:font-weight="normal" officeooo:rsid="001a613c" fo:background-color="transparent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fo:text-shadow="none" fo:font-weight="normal" officeooo:rsid="001116a3" fo:background-color="transparent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43" style:family="text">
      <style:text-properties fo:font-variant="normal" fo:text-transform="none" fo:color="#e1bee7" loext:opacity="100%" style:text-line-through-style="none" style:text-line-through-type="none" style:text-position="0% 100%" fo:letter-spacing="normal" fo:text-shadow="none" fo:background-color="transparent" loext:char-shading-value="0" style:font-name-asian="Cambria" style:font-name-complex="Cambria" loext:padding="0cm" loext:border="none" loext:shadow="none"/>
    </style:style>
    <style:style style:name="T44" style:family="text">
      <style:text-properties fo:font-variant="normal" fo:text-transform="none" fo:color="#e1bee7" loext:opacity="100%" style:text-line-through-style="none" style:text-line-through-type="none" style:text-position="0% 100%" fo:font-size="12pt" fo:letter-spacing="normal" fo:font-style="normal" fo:text-shadow="none" officeooo:rsid="0013e0bf" fo:background-color="transparent" loext:char-shading-value="0" style:font-name-asian="Cambria" style:font-size-asian="12pt" style:font-style-asian="normal" style:font-name-complex="Cambria" style:font-size-complex="12pt" style:font-style-complex="normal" loext:padding="0cm" loext:border="none" loext:shadow="none"/>
    </style:style>
    <style:style style:name="T45" style:family="text">
      <style:text-properties fo:font-variant="normal" fo:text-transform="none" fo:color="#e1bee7" loext:opacity="100%" style:text-line-through-style="none" style:text-line-through-type="none" style:text-position="0% 100%" fo:font-size="12pt" fo:letter-spacing="normal" fo:font-style="normal" fo:text-shadow="none" officeooo:rsid="00189a97" fo:background-color="transparent" loext:char-shading-value="0" style:font-name-asian="Cambria" style:font-size-asian="12pt" style:font-style-asian="normal" style:font-name-complex="Cambria" style:font-size-complex="12pt" style:font-style-complex="normal" loext:padding="0cm" loext:border="none" loext:shadow="none"/>
    </style:style>
    <style:style style:name="T46" style:family="text">
      <style:text-properties fo:font-variant="normal" fo:text-transform="none" fo:color="#64b5f6" loext:opacity="100%" style:text-line-through-style="none" style:text-line-through-type="none" style:text-position="0% 100%" fo:font-size="12pt" fo:letter-spacing="normal" fo:text-shadow="none" fo:font-weight="normal" officeooo:rsid="001a613c" fo:background-color="transparent" loext:char-shading-value="0" style:font-name-asian="Cambria" style:font-size-asian="12pt" style:font-weight-asian="normal" style:font-name-complex="Cambria" style:font-size-complex="12pt" style:font-weight-complex="normal" loext:padding="0cm" loext:border="none" loext:shadow="none"/>
    </style:style>
    <style:style style:name="T47" style:family="text">
      <style:text-properties fo:font-variant="normal" fo:text-transform="none" fo:color="#64b5f6" loext:opacity="100%" style:text-line-through-style="none" style:text-line-through-type="none" style:text-position="0% 100%" fo:font-size="12pt" fo:letter-spacing="normal" fo:text-shadow="none" fo:font-weight="normal" officeooo:rsid="001116a3" fo:background-color="transparent" loext:char-shading-value="0" style:font-name-asian="Cambria" style:font-size-asian="12pt" style:font-weight-asian="normal" style:font-name-complex="Cambria" style:font-size-complex="12pt" style:font-weight-complex="normal" loext:padding="0cm" loext:border="none" loext:shadow="none"/>
    </style:style>
    <style:style style:name="T48" style:family="text">
      <style:text-properties fo:font-variant="normal" fo:text-transform="none" fo:color="#9cdcfe" loext:opacity="100%" style:text-line-through-style="none" style:text-line-through-type="none" style:text-position="0% 100%" fo:font-size="12pt" fo:letter-spacing="normal" fo:font-style="normal" fo:text-shadow="none" fo:font-weight="normal" officeooo:rsid="001a613c" fo:background-color="transparent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49" style:family="text">
      <style:text-properties fo:font-variant="normal" fo:text-transform="none" fo:color="#9cdcfe" loext:opacity="100%" style:text-line-through-style="none" style:text-line-through-type="none" style:text-position="0% 100%" style:font-name="DejaVu Sans Condensed" fo:font-size="12pt" fo:letter-spacing="normal" fo:font-style="normal" fo:text-shadow="none" style:text-underline-style="none" fo:font-weight="normal" officeooo:rsid="001de611" fo:background-color="transparent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50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font-size="12pt" fo:letter-spacing="normal" fo:font-style="italic" fo:text-shadow="none" style:text-underline-style="none" fo:font-weight="normal" officeooo:rsid="001a613c" fo:background-color="transparent" loext:char-shading-value="0" style:font-name-asian="Cambria" style:font-size-asian="12pt" style:font-style-asian="italic" style:font-weight-asian="normal" style:font-name-complex="Cambria" style:font-size-complex="12pt" style:font-style-complex="italic" style:font-weight-complex="normal" loext:padding="0cm" loext:border="none" loext:shadow="none"/>
    </style:style>
    <style:style style:name="T51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font-size="12pt" fo:letter-spacing="normal" fo:text-shadow="none" style:text-underline-style="none" fo:font-weight="normal" officeooo:rsid="001a613c" fo:background-color="transparent" loext:char-shading-value="0" style:font-name-asian="Cambria" style:font-size-asian="12pt" style:font-weight-asian="normal" style:font-name-complex="Cambria" style:font-size-complex="12pt" style:font-weight-complex="normal" loext:padding="0cm" loext:border="none" loext:shadow="none"/>
    </style:style>
    <style:style style:name="T52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font-size="12pt" fo:letter-spacing="normal" fo:text-shadow="none" officeooo:rsid="001de611" fo:background-color="transparent" loext:char-shading-value="0" style:font-name-asian="Cambria" style:font-size-asian="12pt" style:font-name-complex="Cambria" style:font-size-complex="12pt" loext:padding="0cm" loext:border="none" loext:shadow="none"/>
    </style:style>
    <style:style style:name="T53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font-size="12pt" fo:letter-spacing="normal" fo:font-style="normal" fo:text-shadow="none" style:text-underline-style="none" fo:font-weight="normal" officeooo:rsid="001de611" fo:background-color="transparent" loext:char-shading-value="0" style:font-name-asian="Cambria" style:font-size-asian="12pt" style:font-style-asian="normal" style:font-weight-asian="normal" style:font-name-complex="Cambria" style:font-size-complex="12pt" style:font-style-complex="normal" style:font-weight-complex="normal" loext:padding="0cm" loext:border="none" loext:shadow="none"/>
    </style:style>
    <style:style style:name="T54" style:family="text">
      <style:text-properties fo:font-variant="normal" fo:text-transform="none" fo:color="#90caf9" loext:opacity="100%" style:text-line-through-style="none" style:text-line-through-type="none" style:text-position="0% 100%" fo:font-size="12pt" fo:letter-spacing="normal" fo:font-style="italic" fo:text-shadow="none" officeooo:rsid="001a613c" fo:background-color="transparent" loext:char-shading-value="0" style:font-name-asian="Cambria" style:font-size-asian="12pt" style:font-style-asian="italic" style:font-name-complex="Cambria" style:font-size-complex="12pt" style:font-style-complex="italic" loext:padding="0cm" loext:border="none" loext:shadow="none"/>
    </style:style>
    <style:style style:name="T55" style:family="text">
      <style:text-properties fo:font-variant="normal" fo:text-transform="none" fo:color="#90caf9" loext:opacity="100%" style:text-line-through-style="none" style:text-line-through-type="none" style:text-position="0% 100%" fo:font-size="12pt" fo:letter-spacing="normal" fo:text-shadow="none" officeooo:rsid="001a613c" fo:background-color="transparent" loext:char-shading-value="0" style:font-name-asian="Cambria" style:font-size-asian="12pt" style:font-name-complex="Cambria" style:font-size-complex="12pt" loext:padding="0cm" loext:border="none" loext:shadow="none"/>
    </style:style>
    <style:style style:name="T56" style:family="text">
      <style:text-properties style:font-name="Cascadia Code" fo:font-size="12pt" fo:font-style="normal" style:text-underline-style="none" fo:font-weight="normal" officeooo:rsid="00033406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Cascadia Code" fo:font-size="12pt" fo:font-style="normal" officeooo:rsid="00033406" fo:background-color="#000000" loext:char-shading-value="0" style:font-size-asian="12pt" style:font-style-asian="normal" style:font-size-complex="12pt" style:font-style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color="#90caf9" loext:opacity="100%" style:font-name="DejaVu Sans Condensed" fo:font-size="12pt" fo:font-style="normal" style:text-underline-style="none" fo:font-weight="normal" officeooo:rsid="000dbdcf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90caf9" loext:opacity="100%" style:font-name="DejaVu Sans Condensed" fo:font-size="12pt" fo:font-weight="normal" officeooo:rsid="000dbdcf" fo:background-color="#000000" loext:char-shading-value="0" style:font-size-asian="12pt" style:font-weight-asian="normal" style:font-size-complex="12pt" style:font-weight-complex="normal"/>
    </style:style>
    <style:style style:name="T61" style:family="text">
      <style:text-properties fo:color="#90caf9" loext:opacity="100%" style:font-name="DejaVu Sans Condensed" fo:font-size="12pt" fo:font-weight="normal" officeooo:rsid="000e8861" fo:background-color="#000000" loext:char-shading-value="0" style:font-size-asian="12pt" style:font-weight-asian="normal" style:font-size-complex="12pt" style:font-weight-complex="normal"/>
    </style:style>
    <style:style style:name="T62" style:family="text">
      <style:text-properties fo:color="#90caf9" loext:opacity="100%" style:font-name="DejaVu Sans Condensed" fo:font-size="12pt" fo:font-weight="normal" officeooo:rsid="0010fd50" fo:background-color="#000000" loext:char-shading-value="0" style:font-size-asian="12pt" style:font-weight-asian="normal" style:font-size-complex="12pt" style:font-weight-complex="normal"/>
    </style:style>
    <style:style style:name="T63" style:family="text">
      <style:text-properties fo:color="#dcdcaa" loext:opacity="100%" fo:font-size="12pt" fo:font-style="normal" officeooo:rsid="000dbdcf" style:font-size-asian="12pt" style:font-style-asian="normal" style:font-size-complex="12pt" style:font-style-complex="normal"/>
    </style:style>
    <style:style style:name="T64" style:family="text">
      <style:text-properties style:font-name="DejaVu Sans Condensed" fo:font-size="12pt" fo:font-weight="normal" officeooo:rsid="000dbdcf" fo:background-color="#000000" loext:char-shading-value="0" style:font-size-asian="12pt" style:font-weight-asian="normal" style:font-size-complex="12pt" style:font-weight-complex="normal"/>
    </style:style>
    <style:style style:name="T65" style:family="text">
      <style:text-properties fo:color="#b2ebf2" loext:opacity="100%" style:font-name="DejaVu Sans Condensed" fo:font-size="12pt" fo:font-style="normal" style:text-underline-style="none" fo:font-weight="normal" officeooo:rsid="0013e0bf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b2ebf2" loext:opacity="100%" style:font-name="DejaVu Sans Condensed" fo:font-size="12pt" fo:font-style="normal" style:text-underline-style="none" fo:font-weight="normal" officeooo:rsid="001495a3" fo:background-color="#000000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b2ebf2" loext:opacity="100%" style:font-name="DejaVu Sans Condensed" fo:font-size="12pt" fo:font-style="normal" style:text-underline-style="none" fo:font-weight="bold" officeooo:rsid="0013e0bf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color="#b2ebf2" loext:opacity="100%" style:font-name="DejaVu Sans Condens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color="#e1bee7" loext:opacity="100%"/>
    </style:style>
    <style:style style:name="T70" style:family="text">
      <style:text-properties fo:color="#e1bee7" loext:opacity="100%" style:font-name="DejaVu Sans Condensed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9cdcfe" loext:opacity="100%" style:font-name="DejaVu Sans Condens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officeooo:rsid="00237e2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UNTOS A MEMORIZAR AD 2o parcial</text:p>
      <text:p text:style-name="P28"/>
      <text:p text:style-name="P28"/>
      <text:p text:style-name="P28"/>
      <text:p text:style-name="P29">Con la etiqueta &lt;hibernate-mapping&gt; <text:span text:style-name="T72">a</text:span>lmacenaremos las clases definidas que queramos persistir.</text:p>
      <text:p text:style-name="P29"/>
      <text:p text:style-name="P29">heramientas que generan el mapeo de base de dtaos en ORM:</text:p>
      <text:p text:style-name="P5"><text:span text:style-name="_32__20_Text"><text:span text:style-name="T11">AndroMDA, <text:s/>Xdoclet, <text:s/>Middlegen.</text:span></text:span></text:p>
      <text:p text:style-name="P5"><text:span text:style-name="_32__20_Text"/></text:p>
      <text:p text:style-name="P6"><text:span text:style-name="_32__20_Text"><text:span text:style-name="T11">Fichero de mapeo hibernate elemento principal: </text:span></text:span><text:span text:style-name="_32__20_Text"><text:span text:style-name="T14">&lt;</text:span></text:span><text:span text:style-name="_32__20_Text"><text:span text:style-name="T12">hibernate-mapping</text:span></text:span><text:span text:style-name="_32__20_Text"><text:span text:style-name="T14">&gt;</text:span></text:span></text:p>
      <text:p text:style-name="P7"><text:span text:style-name="_32__20_Text"/></text:p>
      <text:p text:style-name="P7"><text:span text:style-name="_32__20_Text"><text:span text:style-name="T16">Anotaciones Hibernate:</text:span></text:span></text:p>
      <text:p text:style-name="P7"><text:span text:style-name="_32__20_Text"><text:span text:style-name="T16"><text:s text:c="4"/>• @Entity</text:span></text:span></text:p>
      <text:p text:style-name="P7"><text:span text:style-name="_32__20_Text"><text:span text:style-name="T16"><text:s text:c="4"/>• @Table</text:span></text:span></text:p>
      <text:p text:style-name="P7"><text:span text:style-name="_32__20_Text"><text:span text:style-name="T16"><text:s text:c="4"/>• @Column</text:span></text:span></text:p>
      <text:p text:style-name="P7"><text:span text:style-name="_32__20_Text"><text:span text:style-name="T16"><text:s text:c="4"/>• @Id Generated Value… </text:span></text:span></text:p>
      <text:p text:style-name="P7"><text:span text:style-name="_32__20_Text"/></text:p>
      <text:p text:style-name="P8"><text:span text:style-name="_32__20_Text"><text:span text:style-name="T16">características ACID:</text:span>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7"><text:span text:style-name="_32__20_Text"><text:span text:style-name="T30">Atomicidad, </text:span></text:span></text:p>
                        </text:list-item>
                        <text:list-item>
                          <text:p text:style-name="P57"><text:span text:style-name="_32__20_Text"><text:span text:style-name="T30">Co</text:span></text:span><text:span text:style-name="_32__20_Text"><text:span text:style-name="T56">nsistencia, </text:span></text:span></text:p>
                        </text:list-item>
                        <text:list-item>
                          <text:p text:style-name="P57"><text:span text:style-name="_32__20_Text"><text:span text:style-name="T56">Isolation (Aislamiento),</text:span></text:span></text:p>
                        </text:list-item>
                        <text:list-item>
                          <text:p text:style-name="P57"><text:span text:style-name="_32__20_Text"><text:span text:style-name="T56">Durabilidad. 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><text:span text:style-name="_32__20_Text"/></text:p>
      <text:p text:style-name="P24"><text:span text:style-name="_32__20_Text"><text:span text:style-name="T57">Conceptos asociados a los objetos:</text:span></text:span></text:p>
      <text:p text:style-name="P9"><text:span text:style-name="_32__20_Text"><text:span text:style-name="T16">La </text:span></text:span><text:span text:style-name="_32__20_Text"><text:span text:style-name="T13">identidad</text:span></text:span><text:span text:style-name="_32__20_Text"><text:span text:style-name="T16"> es un </text:span></text:span><text:span text:style-name="_32__20_Text"><text:span text:style-name="T13">identificador</text:span></text:span><text:span text:style-name="_32__20_Text"><text:span text:style-name="T16"> </text:span></text:span><text:span text:style-name="_32__20_Text"><text:span text:style-name="T13">externo</text:span></text:span><text:span text:style-name="_32__20_Text"><text:span text:style-name="T16"> (el ID del objeto) que se mantiene por cada objeto. El ID del objeto es asignado por el sistema cuando el objeto es creado y </text:span></text:span><text:span text:style-name="_32__20_Text"><text:span text:style-name="T13">no puede ser cambiado</text:span></text:span><text:span text:style-name="_32__20_Text"><text:span text:style-name="T16">. </text:span></text:span></text:p>
      <text:p text:style-name="P30"><text:span text:style-name="_32__20_Text"><text:span text:style-name="T17">E</text:span></text:span><text:span text:style-name="_32__20_Text"><text:span text:style-name="T16">ste identificador a menudo está almacenado dentro del objeto mismo, siendo </text:span></text:span><text:span text:style-name="_32__20_Text"><text:span text:style-name="T13">inmutable</text:span></text:span><text:span text:style-name="_32__20_Text"><text:span text:style-name="T16"> a lo largo de la vida del objeto.</text:span></text:span></text:p>
      <text:p text:style-name="P10"><text:span text:style-name="_32__20_Text"><text:span text:style-name="T16">Es distinto a las </text:span></text:span><text:span text:style-name="_32__20_Text"><text:span text:style-name="T13">bases de datos relacionales</text:span></text:span><text:span text:style-name="_32__20_Text"><text:span text:style-name="T16">, ya que, por ejemplo, este ID está almacenado en el </text:span></text:span><text:span text:style-name="_32__20_Text"><text:span text:style-name="T13">interior</text:span></text:span><text:span text:style-name="_32__20_Text"><text:span text:style-name="T16"> del objeto y, además, se usa para identificarlo. Los identificadores suelen ser </text:span></text:span><text:span text:style-name="_32__20_Text"><text:span text:style-name="T13">manejados internamente</text:span></text:span><text:span text:style-name="_32__20_Text"><text:span text:style-name="T16"> por el sistema.</text:span></text:span></text:p>
      <text:p text:style-name="P10"><text:span text:style-name="_32__20_Text"/></text:p>
      <text:p text:style-name="P11"><text:span text:style-name="_32__20_Text"><text:span text:style-name="T18">SGBDOO: </text:span></text:span><text:span text:style-name="_32__20_Text"><text:span text:style-name="T16"><text:s/>Permite la concurrencia y la recuperación.</text:span></text:span></text:p>
      <text:p text:style-name="P11"><text:span text:style-name="_32__20_Text"/></text:p>
      <text:p text:style-name="P12"><text:span text:style-name="_32__20_Text"><text:span text:style-name="T16">Object Query Language (OQL) es un lenguaje declarativo.</text:span></text:span></text:p>
      <text:p text:style-name="P12"><text:span text:style-name="_32__20_Text"/></text:p>
      <text:p text:style-name="P12"><text:soft-page-break/><text:span text:style-name="_32__20_Text"><text:span text:style-name="T16">Los EndPoints son, básicamente, métodos definidos como entrada para realizar dichas funcionalidades vinculados por un path que los denomina. </text:span></text:span></text:p>
      <text:p text:style-name="P12"><text:span text:style-name="_32__20_Text"/></text:p>
      <text:p text:style-name="P31"><text:span text:style-name="_32__20_Text"><text:span text:style-name="T19">B</text:span></text:span><text:span text:style-name="_32__20_Text"><text:span text:style-name="T16">ase de datos </text:span></text:span><text:span text:style-name="_32__20_Text"><text:span text:style-name="T20">objeto-relacional</text:span></text:span><text:span text:style-name="_32__20_Text"><text:span text:style-name="T16">: base de datos </text:span></text:span><text:span text:style-name="_32__20_Text"><text:span text:style-name="T13">relacional que evoluciona</text:span></text:span><text:span text:style-name="_32__20_Text"><text:span text:style-name="T16"> desde dicho modelo hacia a algunas de las </text:span></text:span><text:span text:style-name="_32__20_Text"><text:span text:style-name="T13">características</text:span></text:span><text:span text:style-name="_32__20_Text"><text:span text:style-name="T16"> del modelo de objetos.</text:span></text:span></text:p>
      <text:p text:style-name="P31"><text:span text:style-name="_32__20_Text"/></text:p>
      <text:p text:style-name="P32"><text:span text:style-name="_32__20_Text"><text:span text:style-name="T16">Métodos de objeto-relacional: Los encontraremos escritos en código PL/SQL cuando están almacenados en la propia base de datos y en el lenguaje C cuando se almacenan externamente. </text:span></text:span></text:p>
      <text:p text:style-name="P32"><text:span text:style-name="_32__20_Text"/></text:p>
      <text:p text:style-name="P33"><text:span text:style-name="_32__20_Text"><text:span text:style-name="T15">VARRAY: lista ordenada.</text:span></text:span></text:p>
      <text:p text:style-name="P33"><text:span text:style-name="_32__20_Text"><text:span text:style-name="T15">Tabla anidada: lista no ordenada.</text:span></text:span></text:p>
      <text:p text:style-name="P69"><text:span text:style-name="_32__20_Text"/></text:p>
      <text:p text:style-name="P34"><text:span text:style-name="_32__20_Text"><text:span text:style-name="T10">S</text:span></text:span><text:span text:style-name="_32__20_Text"><text:span text:style-name="T15">intaxis para crear una tabla anidada:</text:span></text:span></text:p>
      <text:p text:style-name="P35"><text:span text:style-name="_32__20_Text"><text:span text:style-name="T24">CREATE</text:span></text:span><text:span text:style-name="_32__20_Text"><text:span text:style-name="T25"> </text:span></text:span><text:span text:style-name="_32__20_Text"><text:span text:style-name="T24">TYPE</text:span></text:span><text:span text:style-name="_32__20_Text"><text:span text:style-name="T25"> </text:span></text:span><text:span text:style-name="_32__20_Text"><text:span text:style-name="T63">nombre_tipo</text:span></text:span><text:span text:style-name="_32__20_Text"><text:span text:style-name="T25"> </text:span></text:span><text:span text:style-name="_32__20_Text"><text:span text:style-name="T24">AS</text:span></text:span><text:span text:style-name="_32__20_Text"><text:span text:style-name="T25"> </text:span></text:span><text:span text:style-name="_32__20_Text"><text:span text:style-name="T24">TABLE</text:span></text:span><text:span text:style-name="_32__20_Text"><text:span text:style-name="T25"> OF tabla_tipo; </text:span></text:span></text:p>
      <text:p text:style-name="P31"><text:span text:style-name="_32__20_Text"><text:span text:style-name="T15">Con este código, estaremos creando una tabla anidada de tabla_tipo, la cual contendrá objetos de tipo de usuario nombre_tipo. </text:span></text:span></text:p>
      <text:p text:style-name="P31"><text:span text:style-name="_32__20_Text"/></text:p>
      <text:p text:style-name="P13"><text:span text:style-name="_30__20_Text"><text:span text:style-name="T4">Bases de datos </text:span></text:span><text:span text:style-name="_30__20_Text"><text:span text:style-name="T59">clave/valor</text:span></text:span></text:p>
      <text:list text:style-name="L2">
        <text:list-item>
          <text:list>
            <text:list-item>
              <text:p text:style-name="P70"><text:span text:style-name="T21">Riak</text:span><text:span text:style-name="T23">, </text:span></text:p>
            </text:list-item>
            <text:list-item>
              <text:p text:style-name="P70"><text:span text:style-name="T21">Tokyo Cabinet</text:span><text:span text:style-name="T23">, </text:span></text:p>
            </text:list-item>
            <text:list-item>
              <text:p text:style-name="P70"><text:span text:style-name="T23">servidor </text:span><text:span text:style-name="T21">Redis</text:span><text:span text:style-name="T23">, </text:span></text:p>
            </text:list-item>
            <text:list-item>
              <text:p text:style-name="P59">Memcached,</text:p>
            </text:list-item>
            <text:list-item>
              <text:p text:style-name="P63"><text:span text:style-name="_30__20_Text"><text:span text:style-name="T27">Scalaris. </text:span></text:span></text:p>
            </text:list-item>
          </text:list>
        </text:list-item>
      </text:list>
      <text:p text:style-name="P13"><text:span text:style-name="_30__20_Text"><text:span text:style-name="T64">Bases de datos </text:span></text:span><text:span text:style-name="_30__20_Text"><text:span text:style-name="T60">basadas en documentos </text:span></text:span><text:span text:style-name="_30__20_Text"><text:span text:style-name="T61">(terminan en DB) </text:span></text:span><text:span text:style-name="_30__20_Text"><text:span text:style-name="T62">suelen almacenar en JSON</text:span></text:span></text:p>
      <text:list text:style-name="L3">
        <text:list-item>
          <text:p text:style-name="P71"><text:span text:style-name="T21">MongoDB</text:span><text:span text:style-name="T23">, </text:span></text:p>
        </text:list-item>
        <text:list-item>
          <text:p text:style-name="P71"><text:span text:style-name="T21">CouchDB</text:span><text:span text:style-name="T23">, </text:span></text:p>
        </text:list-item>
        <text:list-item>
          <text:p text:style-name="P61">OrientDB,</text:p>
        </text:list-item>
        <text:list-item>
          <text:p text:style-name="P46"><text:span text:style-name="_30__20_Text"><text:span text:style-name="T8">RavenDB</text:span></text:span><text:span text:style-name="_30__20_Text"><text:span text:style-name="T4">. </text:span></text:span></text:p>
        </text:list-item>
      </text:list>
      <text:p text:style-name="P13"><text:span text:style-name="_30__20_Text"><text:span text:style-name="T4">Bases de datos </text:span></text:span><text:span text:style-name="_30__20_Text"><text:span text:style-name="T59">basadas en columnas</text:span></text:span></text:p>
      <text:list text:style-name="L4">
        <text:list-item>
          <text:p text:style-name="P72"><text:soft-page-break/><text:span text:style-name="T21">BibTable</text:span><text:span text:style-name="T23">, </text:span></text:p>
        </text:list-item>
        <text:list-item>
          <text:p text:style-name="P72"><text:span text:style-name="T21">Cassandra</text:span><text:span text:style-name="T23">, </text:span></text:p>
        </text:list-item>
        <text:list-item>
          <text:p text:style-name="P72"><text:span text:style-name="T21">Hbase</text:span><text:span text:style-name="T23">,</text:span></text:p>
        </text:list-item>
        <text:list-item>
          <text:p text:style-name="P47"><text:span text:style-name="_30__20_Text"><text:span text:style-name="T8">Hypertable</text:span></text:span><text:span text:style-name="_30__20_Text"><text:span text:style-name="T4">.</text:span></text:span></text:p>
        </text:list-item>
      </text:list>
      <text:p text:style-name="P13"><text:span text:style-name="_30__20_Text"><text:span text:style-name="T4">Bases de datos </text:span></text:span><text:span text:style-name="_30__20_Text"><text:span text:style-name="T59">basadas en gráficos</text:span></text:span></text:p>
      <text:list text:style-name="L5">
        <text:list-item>
          <text:p text:style-name="P73"><text:span text:style-name="T21">Neo4J </text:span><text:span text:style-name="T22">(basada en grafos)</text:span><text:span text:style-name="T23">, </text:span></text:p>
        </text:list-item>
        <text:list-item>
          <text:p text:style-name="P73"><text:span text:style-name="T21">InfoGrid</text:span><text:span text:style-name="T23">, </text:span></text:p>
        </text:list-item>
        <text:list-item>
          <text:p text:style-name="P73"><text:span text:style-name="T21">Infinite</text:span><text:span text:style-name="T23"> </text:span><text:span text:style-name="T21">Graph</text:span><text:span text:style-name="T23">,</text:span></text:p>
        </text:list-item>
        <text:list-item>
          <text:p text:style-name="P48"><text:span text:style-name="_30__20_Text"><text:span text:style-name="T8">FlockDB</text:span></text:span><text:span text:style-name="_30__20_Text"><text:span text:style-name="T4">.</text:span></text:span></text:p>
        </text:list-item>
      </text:list>
      <text:p text:style-name="P49"><text:span text:style-name="_30__20_Text"/></text:p>
      <text:p text:style-name="P14"><text:span text:style-name="_30__20_Text"><text:span text:style-name="T1">MongoDB:</text:span></text:span></text:p>
      <text:p text:style-name="P15"><text:span text:style-name="_30__20_Text"><text:span text:style-name="T1">Permite también crear </text:span></text:span><text:span text:style-name="_30__20_Text"><text:span text:style-name="T6">colecciones de tipo circular</text:span></text:span><text:span text:style-name="_30__20_Text"><text:span text:style-name="T1"> de tamaño </text:span></text:span><text:span text:style-name="_30__20_Text"><text:span text:style-name="T6">fijo</text:span></text:span><text:span text:style-name="_30__20_Text"><text:span text:style-name="T1">, y mantiene el orden según se han ido insertando los datos (</text:span></text:span><text:span text:style-name="_32__20_Text"><text:span text:style-name="T1">Capped </text:span></text:span><text:span text:style-name="_30__20_Text"><text:span text:style-name="T1">Collections </text:span></text:span><text:span text:style-name="_30__20_Text"><text:span text:style-name="T2">o Colecciones limitadas</text:span></text:span><text:span text:style-name="_32__20_Text"><text:span text:style-name="T1">)</text:span></text:span></text:p>
      <text:p text:style-name="P15"><text:span text:style-name="_32__20_Text"/></text:p>
      <text:p text:style-name="P15"><text:span text:style-name="_32__20_Text"><text:span text:style-name="T6">múltiples motores de almacenamiento</text:span></text:span><text:span text:style-name="_32__20_Text"><text:span text:style-name="T1"> diferentes:</text:span></text:span></text:p>
      <text:list text:style-name="L6">
        <text:list-item>
          <text:p text:style-name="P52"><text:span text:style-name="_32__20_Text"><text:span text:style-name="T9">nmap</text:span></text:span><text:span text:style-name="_32__20_Text"><text:span text:style-name="T5">, </text:span></text:span></text:p>
        </text:list-item>
        <text:list-item>
          <text:p text:style-name="P60"><text:span text:style-name="T58">WiredTiger</text:span>, </text:p>
        </text:list-item>
        <text:list-item>
          <text:p text:style-name="P62">In-memory </text:p>
        </text:list-item>
        <text:list-item>
          <text:p text:style-name="P52"><text:span text:style-name="_32__20_Text"><text:span text:style-name="T6">Encrypted</text:span></text:span><text:span text:style-name="_32__20_Text"><text:span text:style-name="T1">. </text:span></text:span></text:p>
        </text:list-item>
      </text:list>
      <text:p text:style-name="P51"><text:span text:style-name="_32__20_Text"/></text:p>
      <text:p text:style-name="P16"><text:span text:style-name="_32__20_Text"><text:span text:style-name="T3">En los documentos: <text:s/>Las operaciones de </text:span></text:span><text:span text:style-name="_32__20_Text"><text:span text:style-name="T65">escritura</text:span></text:span><text:span text:style-name="_32__20_Text"><text:span text:style-name="T3"> son </text:span></text:span><text:span text:style-name="_32__20_Text"><text:span text:style-name="T65">solo atómicas</text:span></text:span><text:span text:style-name="_32__20_Text"><text:span text:style-name="T3"> a nivel de documento.</text:span></text:span></text:p>
      <text:p text:style-name="P16"><text:span text:style-name="_32__20_Text"/></text:p>
      <text:p text:style-name="P16"><text:span text:style-name="_30__20_Text"><text:span text:style-name="T66">Archivo binario de mongoDB: </text:span></text:span><text:span text:style-name="_30__20_Text"><text:span text:style-name="T67">mongooplog</text:span></text:span><text:span text:style-name="_32__20_Text"><text:span text:style-name="T3">: </text:span></text:span></text:p>
      <text:p text:style-name="P17"><text:span text:style-name="_32__20_Text"><text:span text:style-name="T3">Es una herramienta que permite hacer </text:span></text:span><text:span text:style-name="_32__20_Text"><text:span text:style-name="T7">“</text:span></text:span><text:span text:style-name="_31__20_Text"><text:span text:style-name="T7">polling</text:span></text:span><text:span text:style-name="_32__20_Text"><text:span text:style-name="T7">” del </text:span></text:span><text:span text:style-name="_31__20_Text"><text:span text:style-name="T7">oplog</text:span></text:span><text:span text:style-name="_32__20_Text"><text:span text:style-name="T7"> de un servidor remoto</text:span></text:span><text:span text:style-name="_32__20_Text"><text:span text:style-name="T3">, y aplicarlo sobre el servidor local. Esta utilidad la podemos usar para realizar cierta clase de </text:span></text:span><text:span text:style-name="_32__20_Text"><text:span text:style-name="T7">migraciones</text:span></text:span><text:span text:style-name="_32__20_Text"><text:span text:style-name="T3"> en tiempo real, donde se requiere que el </text:span></text:span><text:span text:style-name="_32__20_Text"><text:span text:style-name="T7">servidor fuente se mantenga Online</text:span></text:span><text:span text:style-name="_32__20_Text"><text:span text:style-name="T3"> y en funcionamiento.</text:span></text:span></text:p>
      <text:p text:style-name="P17"><text:span text:style-name="_32__20_Text"/></text:p>
      <text:p text:style-name="P37"><text:span text:style-name="_30__20_Text"><text:span text:style-name="T9">Operación</text:span></text:span><text:span text:style-name="_30__20_Text"><text:span text:style-name="T5"> – </text:span></text:span><text:span text:style-name="T68">Mongo</text:span><text:span text:style-name="T5"> – </text:span><text:span text:style-name="T70">SQL</text:span></text:p>
      <text:p text:style-name="P36"/>
      <text:p text:style-name="P27">Create - <text:span text:style-name="T36">Insert / save</text:span> - <text:span text:style-name="T69">INSERT</text:span></text:p>
      <text:p text:style-name="P27">Read -<text:span text:style-name="T36"> Find / finOne</text:span> - <text:span text:style-name="T43">SELECT</text:span></text:p>
      <text:p text:style-name="P27">Update - <text:span text:style-name="T36">Update / findAndModify</text:span><text:span text:style-name="T28"> </text:span><text:span text:style-name="T36">/ save</text:span><text:span text:style-name="T28"> - </text:span><text:span text:style-name="T43">UPDATE</text:span></text:p>
      <text:p text:style-name="P22"><text:span text:style-name="_32__20_Text"><text:span text:style-name="T26">Delete - </text:span></text:span><text:span text:style-name="_32__20_Text"><text:span text:style-name="T37">Remove / drop</text:span></text:span><text:span text:style-name="_32__20_Text"><text:span text:style-name="T31"> –</text:span></text:span><text:span text:style-name="_32__20_Text"><text:span text:style-name="T37"> </text:span></text:span><text:span text:style-name="_32__20_Text"><text:span text:style-name="T44">DELETE</text:span></text:span></text:p>
      <text:p text:style-name="P22"><text:span text:style-name="_32__20_Text"/></text:p>
      <text:p text:style-name="P23"><text:span text:style-name="_32__20_Text"><text:span text:style-name="T45">Los índices en MondoDB: </text:span></text:span></text:p>
      <text:p text:style-name="P25"><text:soft-page-break/><text:span text:style-name="_32__20_Text"><text:span text:style-name="T31">Pueden </text:span></text:span><text:span text:style-name="_32__20_Text"><text:span text:style-name="T33">penalizar</text:span></text:span><text:span text:style-name="_32__20_Text"><text:span text:style-name="T31"> las operaciones de </text:span></text:span><text:span text:style-name="_32__20_Text"><text:span text:style-name="T33">escritura</text:span></text:span></text:p>
      <text:p text:style-name="P25"><text:span text:style-name="_32__20_Text"/></text:p>
      <text:p text:style-name="P26"><text:span text:style-name="_32__20_Text"><text:span text:style-name="T34">En la creación de índice MongoDb: </text:span></text:span></text:p>
      <text:p text:style-name="P26"><text:span text:style-name="_32__20_Text"><text:span text:style-name="T32">-1 <text:s/>si el índice es ascendente, <text:s/>1 si el índice es descendente. </text:span></text:span></text:p>
      <text:p text:style-name="P1"><text:span text:style-name="_32__20_Text"><text:span text:style-name="T32">RBAC </text:span></text:span><text:span text:style-name="_30__20_Text"><text:span text:style-name="T40">Se puede </text:span></text:span><text:span text:style-name="_30__20_Text"><text:span text:style-name="T35">habilitar</text:span></text:span><text:span text:style-name="_30__20_Text"><text:span text:style-name="T40"> la autorización mediante</text:span></text:span><text:span text:style-name="_32__20_Text"><text:span text:style-name="T41"> </text:span></text:span><text:span text:style-name="_32__20_Text"><text:span text:style-name="T42">una de estas</text:span></text:span><text:span text:style-name="_30__20_Text"><text:span text:style-name="T40"> </text:span></text:span><text:span text:style-name="_30__20_Text"><text:span text:style-name="T46">configuraci</text:span></text:span><text:span text:style-name="_30__20_Text"><text:span text:style-name="T47">ones</text:span></text:span><text:span text:style-name="_30__20_Text"><text:span text:style-name="T40">:</text:span></text:span></text:p>
      <text:list text:style-name="L7">
        <text:list-item>
          <text:p text:style-name="P55"><text:span text:style-name="_30__20_Text"><text:span text:style-name="T5">“</text:span></text:span><text:span text:style-name="_30__20_Text"><text:span text:style-name="T71">—</text:span></text:span><text:span text:style-name="_31__20_Text"><text:span text:style-name="T71">auth</text:span></text:span><text:span text:style-name="_30__20_Text"><text:span text:style-name="T5">”.</text:span></text:span></text:p>
        </text:list-item>
      </text:list>
      <text:p text:style-name="P1"><text:span text:style-name="_30__20_Text"><text:span text:style-name="T40">“</text:span></text:span><text:span text:style-name="_31__20_Text"><text:span text:style-name="T48">security.authorization</text:span></text:span><text:span text:style-name="_30__20_Text"><text:span text:style-name="T40">”</text:span></text:span><text:span text:style-name="_32__20_Text"><text:span text:style-name="T41">.</text:span></text:span></text:p>
      <text:p text:style-name="P1"><text:span text:style-name="_32__20_Text"/></text:p>
      <text:p text:style-name="P2"><text:span text:style-name="_32__20_Text"><text:span text:style-name="T29">Gestores XML libres </text:span></text:span></text:p>
      <text:p text:style-name="P20"><text:span text:style-name="_32__20_Text"><text:span text:style-name="T50">Exist DB</text:span></text:span></text:p>
      <text:p text:style-name="P20"><text:span text:style-name="_32__20_Text"><text:span text:style-name="T50">X-Hibe DB</text:span></text:span></text:p>
      <text:p text:style-name="P20"><text:span text:style-name="_32__20_Text"><text:span text:style-name="T50">Tamino DB</text:span></text:span></text:p>
      <text:p text:style-name="P2"><text:span text:style-name="_32__20_Text"><text:span text:style-name="T29">y comerciales</text:span></text:span></text:p>
      <text:p text:style-name="P18"><text:span text:style-name="_32__20_Text"><text:span text:style-name="T54">Excelon XIS</text:span></text:span></text:p>
      <text:p text:style-name="P19"><text:span text:style-name="_32__20_Text"><text:span text:style-name="T51">GoXML DB</text:span></text:span></text:p>
      <text:p text:style-name="P19"><text:span text:style-name="_32__20_Text"><text:span text:style-name="T55">Infonyte DB</text:span></text:span></text:p>
      <text:p text:style-name="P19"><text:span text:style-name="_32__20_Text"/></text:p>
      <text:p text:style-name="P21"><text:span text:style-name="_32__20_Text"><text:span text:style-name="T52">ExistDB:</text:span></text:span></text:p>
      <text:p text:style-name="P3"><text:span text:style-name="_31__20_Text"><text:span text:style-name="T53">XMLDBException, </text:span></text:span><text:span text:style-name="_31__20_Text"><text:span text:style-name="T39">Si el error que ocurrió en un momento dado es </text:span></text:span><text:span text:style-name="_31__20_Text"><text:span text:style-name="T38">parte del sistema</text:span></text:span><text:span text:style-name="_31__20_Text"><text:span text:style-name="T39"> de administración XML, ErrorCode debe tener un valor de errorCodes, </text:span></text:span><text:span text:style-name="_31__20_Text"><text:span text:style-name="T38">VENDOR_ERROR.</text:span></text:span></text:p>
      <text:p text:style-name="P3"><text:span text:style-name="_31__20_Text"/></text:p>
      <text:p text:style-name="P4"><text:span text:style-name="_30__20_Text"><text:span text:style-name="T49">control activo <text:s/></text:span></text:span><text:span text:style-name="_30__20_Text"><text:span text:style-name="T38">iteración entre componentes.</text:span></text:span></text:p>
      <text:p text:style-name="P4"><text:span text:style-name="_30__20_Text"><text:span text:style-name="T49">control reactivo <text:s/></text:span></text:span><text:span text:style-name="_30__20_Text"><text:span text:style-name="T38">eventos de componente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system" style:font-pitch="variable"/>
    <style:font-face style:name="Cascadia Code" svg:font-family="'Cascadia Code'" style:font-pitch="fixed"/>
    <style:font-face style:name="DejaVu Sans Condensed" svg:font-family="'DejaVu Sans Condensed'" style:font-family-generic="swiss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a_20_2" style:display-name="Para 2" style:family="paragraph" style:parent-style-name="Standard">
      <style:paragraph-properties style:line-height-at-least="0.508cm" fo:text-align="start" style:justify-single-word="false"/>
      <style:text-properties fo:font-style="italic" style:font-style-asian="italic" style:font-style-complex="italic"/>
    </style:style>
    <style:style style:name="Para_20_1" style:display-name="Para 1" style:family="paragraph" style:parent-style-name="Standard">
      <style:paragraph-properties style:line-height-at-least="0.508cm" fo:text-align="start" style:justify-single-word="false"/>
      <style:text-properties fo:font-weight="bold" style:font-weight-asian="bold" style:font-weight-complex="bold"/>
    </style:style>
    <style:style style:name="_32__20_Text" style:display-name="2 Text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31__20_Text" style:display-name="1 Text" style:family="text">
      <style:text-properties fo:font-style="italic" style:font-style-asian="italic" style:font-style-complex="italic"/>
    </style:style>
    <style:style style:name="_30__20_Text" style:display-name="0 Text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41:13.697208231</meta:creation-date>
    <dc:date>2024-02-12T23:08:47.681151500</dc:date>
    <meta:editing-duration>PT40M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4" meta:paragraph-count="84" meta:word-count="583" meta:character-count="3711" meta:non-whitespace-character-count="3183"/>
  </office:meta>
</office:document-meta>
</file>